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3d032"/>
    </style:style>
    <style:style style:name="P2" style:family="paragraph" style:parent-style-name="Standard">
      <style:text-properties officeooo:rsid="0003d032" officeooo:paragraph-rsid="0003d032"/>
    </style:style>
    <style:style style:name="P3" style:family="paragraph" style:parent-style-name="Standard">
      <style:text-properties officeooo:rsid="0003d032" officeooo:paragraph-rsid="000544e9"/>
    </style:style>
    <style:style style:name="P4" style:family="paragraph" style:parent-style-name="Standard">
      <style:text-properties officeooo:rsid="0003d032" officeooo:paragraph-rsid="0009445e"/>
    </style:style>
    <style:style style:name="P5" style:family="paragraph" style:parent-style-name="Standard">
      <style:text-properties officeooo:rsid="0003d032" officeooo:paragraph-rsid="00122c2b"/>
    </style:style>
    <style:style style:name="P6" style:family="paragraph" style:parent-style-name="Standard">
      <style:text-properties officeooo:rsid="0007e8f9" officeooo:paragraph-rsid="0007e8f9"/>
    </style:style>
    <style:style style:name="P7" style:family="paragraph" style:parent-style-name="Standard">
      <style:text-properties officeooo:rsid="0007e8f9" officeooo:paragraph-rsid="000a2b50"/>
    </style:style>
    <style:style style:name="P8" style:family="paragraph" style:parent-style-name="Standard">
      <style:text-properties officeooo:rsid="0007e8f9" officeooo:paragraph-rsid="000c231e"/>
    </style:style>
    <style:style style:name="P9" style:family="paragraph" style:parent-style-name="Standard">
      <style:text-properties officeooo:rsid="0007e8f9" officeooo:paragraph-rsid="000c4440"/>
    </style:style>
    <style:style style:name="P10" style:family="paragraph" style:parent-style-name="Standard">
      <style:text-properties officeooo:rsid="0007e8f9" officeooo:paragraph-rsid="00105140"/>
    </style:style>
    <style:style style:name="P11" style:family="paragraph" style:parent-style-name="Standard">
      <style:text-properties fo:font-weight="bold" officeooo:rsid="0007e8f9" officeooo:paragraph-rsid="0007e8f9" style:font-weight-asian="bold" style:font-weight-complex="bold"/>
    </style:style>
    <style:style style:name="P12" style:family="paragraph" style:parent-style-name="Standard">
      <style:text-properties fo:font-weight="bold" officeooo:rsid="0003d032" officeooo:paragraph-rsid="0003d032" style:font-weight-asian="bold" style:font-weight-complex="bold"/>
    </style:style>
    <style:style style:name="P13" style:family="paragraph" style:parent-style-name="Standard">
      <style:text-properties fo:font-weight="bold" officeooo:rsid="00081de0" officeooo:paragraph-rsid="00081de0" style:font-weight-asian="bold" style:font-weight-complex="bold"/>
    </style:style>
    <style:style style:name="P14" style:family="paragraph" style:parent-style-name="Standard">
      <style:text-properties officeooo:rsid="00081de0" officeooo:paragraph-rsid="00081de0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03d03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1de0" officeooo:paragraph-rsid="00081de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a2b50" officeooo:paragraph-rsid="0010514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a2b50" officeooo:paragraph-rsid="000a2b50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0a0f9" officeooo:paragraph-rsid="0010a0f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03d032" officeooo:paragraph-rsid="00081de0" style:font-weight-asian="normal" style:font-weight-complex="normal"/>
    </style:style>
    <style:style style:name="P21" style:family="paragraph" style:parent-style-name="Standard">
      <style:text-properties officeooo:rsid="0010a0f9" officeooo:paragraph-rsid="0010a0f9"/>
    </style:style>
    <style:style style:name="P22" style:family="paragraph" style:parent-style-name="Standard">
      <style:text-properties officeooo:rsid="0010a5ce" officeooo:paragraph-rsid="0010a5ce"/>
    </style:style>
    <style:style style:name="P23" style:family="paragraph" style:parent-style-name="Standard">
      <style:text-properties officeooo:rsid="0003c361" officeooo:paragraph-rsid="0003d032"/>
    </style:style>
    <style:style style:name="P24" style:family="paragraph" style:parent-style-name="Standard">
      <style:text-properties officeooo:rsid="00122c2b" officeooo:paragraph-rsid="00122c2b"/>
    </style:style>
    <style:style style:name="P25" style:family="paragraph" style:parent-style-name="Standard">
      <style:text-properties officeooo:rsid="00122c2b" officeooo:paragraph-rsid="000544e9"/>
    </style:style>
    <style:style style:name="P26" style:family="paragraph" style:parent-style-name="Standard">
      <style:text-properties officeooo:rsid="001651c4" officeooo:paragraph-rsid="001651c4"/>
    </style:style>
    <style:style style:name="P27" style:family="paragraph" style:parent-style-name="Standard">
      <style:text-properties officeooo:rsid="0014ee25" officeooo:paragraph-rsid="0014ee25"/>
    </style:style>
    <style:style style:name="P28" style:family="paragraph" style:parent-style-name="Standard">
      <style:text-properties officeooo:rsid="0010a5ce" officeooo:paragraph-rsid="001c3dc3"/>
    </style:style>
    <style:style style:name="P29" style:family="paragraph" style:parent-style-name="Standard">
      <style:text-properties officeooo:rsid="0010a5ce" officeooo:paragraph-rsid="0010a5ce"/>
    </style:style>
    <style:style style:name="P30" style:family="paragraph" style:parent-style-name="Standard">
      <style:text-properties officeooo:rsid="0010a5ce" officeooo:paragraph-rsid="001cc8c0"/>
    </style:style>
    <style:style style:name="P31" style:family="paragraph" style:parent-style-name="Standard">
      <style:text-properties officeooo:rsid="001c3dc3" officeooo:paragraph-rsid="001c3dc3"/>
    </style:style>
    <style:style style:name="P32" style:family="paragraph" style:parent-style-name="Standard">
      <style:text-properties officeooo:rsid="0010a0f9" officeooo:paragraph-rsid="0010a0f9"/>
    </style:style>
    <style:style style:name="P33" style:family="paragraph" style:parent-style-name="Standard">
      <style:text-properties officeooo:rsid="001c7d71" officeooo:paragraph-rsid="001c7d71"/>
    </style:style>
    <style:style style:name="P34" style:family="paragraph" style:parent-style-name="Standard">
      <style:text-properties officeooo:rsid="00110182" officeooo:paragraph-rsid="00110182"/>
    </style:style>
    <style:style style:name="P35" style:family="paragraph" style:parent-style-name="Standard">
      <style:text-properties officeooo:rsid="001cc8c0" officeooo:paragraph-rsid="001cc8c0"/>
    </style:style>
    <style:style style:name="P36" style:family="paragraph" style:parent-style-name="Standard">
      <style:text-properties fo:font-weight="bold" officeooo:rsid="001cc8c0" officeooo:paragraph-rsid="001cc8c0" style:font-weight-asian="bold" style:font-weight-complex="bold"/>
    </style:style>
    <style:style style:name="P37" style:family="paragraph" style:parent-style-name="Standard">
      <style:text-properties officeooo:rsid="0007e8f9" officeooo:paragraph-rsid="000a2b50"/>
    </style:style>
    <style:style style:name="P38" style:family="paragraph" style:parent-style-name="Standard">
      <style:text-properties officeooo:rsid="0007e8f9" officeooo:paragraph-rsid="0007e8f9"/>
    </style:style>
    <style:style style:name="P39" style:family="paragraph" style:parent-style-name="Standard">
      <style:text-properties officeooo:rsid="0003d032" officeooo:paragraph-rsid="0003d032"/>
    </style:style>
    <style:style style:name="P40" style:family="paragraph" style:parent-style-name="Standard">
      <style:text-properties officeooo:rsid="001daa6a" officeooo:paragraph-rsid="001daa6a"/>
    </style:style>
    <style:style style:name="P41" style:family="paragraph" style:parent-style-name="Standard">
      <style:text-properties fo:font-style="italic" officeooo:rsid="001a6046" officeooo:paragraph-rsid="001a6046" style:font-style-asian="italic" style:font-style-complex="italic"/>
    </style:style>
    <style:style style:name="P42" style:family="paragraph" style:parent-style-name="Standard">
      <style:text-properties fo:font-style="italic" officeooo:rsid="001eb4a0" officeooo:paragraph-rsid="001eb4a0" style:font-style-asian="italic" style:font-style-complex="italic"/>
    </style:style>
    <style:style style:name="P43" style:family="paragraph" style:parent-style-name="Standard">
      <style:text-properties officeooo:rsid="001eb4a0" officeooo:paragraph-rsid="001eb4a0"/>
    </style:style>
    <style:style style:name="T1" style:family="text">
      <style:text-properties officeooo:rsid="0003d032"/>
    </style:style>
    <style:style style:name="T2" style:family="text">
      <style:text-properties officeooo:rsid="000544e9"/>
    </style:style>
    <style:style style:name="T3" style:family="text">
      <style:text-properties officeooo:rsid="00081de0"/>
    </style:style>
    <style:style style:name="T4" style:family="text">
      <style:text-properties officeooo:rsid="0009445e"/>
    </style:style>
    <style:style style:name="T5" style:family="text">
      <style:text-properties officeooo:rsid="000a2b50"/>
    </style:style>
    <style:style style:name="T6" style:family="text">
      <style:text-properties officeooo:rsid="000c231e"/>
    </style:style>
    <style:style style:name="T7" style:family="text">
      <style:text-properties officeooo:rsid="000c4440"/>
    </style:style>
    <style:style style:name="T8" style:family="text">
      <style:text-properties officeooo:rsid="000ea6d3"/>
    </style:style>
    <style:style style:name="T9" style:family="text">
      <style:text-properties officeooo:rsid="00105140"/>
    </style:style>
    <style:style style:name="T10" style:family="text">
      <style:text-properties officeooo:rsid="0010a5ce"/>
    </style:style>
    <style:style style:name="T11" style:family="text">
      <style:text-properties officeooo:rsid="00110182"/>
    </style:style>
    <style:style style:name="T12" style:family="text">
      <style:text-properties officeooo:rsid="00122c2b"/>
    </style:style>
    <style:style style:name="T13" style:family="text">
      <style:text-properties officeooo:rsid="0013bc4a"/>
    </style:style>
    <style:style style:name="T14" style:family="text">
      <style:text-properties officeooo:rsid="0014ee25"/>
    </style:style>
    <style:style style:name="T15" style:family="text">
      <style:text-properties officeooo:rsid="00162bff"/>
    </style:style>
    <style:style style:name="T16" style:family="text">
      <style:text-properties officeooo:rsid="0016684b"/>
    </style:style>
    <style:style style:name="T17" style:family="text">
      <style:text-properties officeooo:rsid="001c3dc3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1cc8c0"/>
    </style:style>
    <style:style style:name="T20" style:family="text">
      <style:text-properties style:text-position="super 58%" officeooo:rsid="001eb4a0"/>
    </style:style>
    <style:style style:name="T21" style:family="text">
      <style:text-properties style:text-position="0% 100%"/>
    </style:style>
    <style:style style:name="T22" style:family="text">
      <style:text-properties officeooo:rsid="001cc8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cc8c0" style:font-weight-asian="bold" style:font-weight-complex="bold"/>
    </style:style>
    <style:style style:name="T25" style:family="text">
      <style:text-properties fo:font-weight="bold" officeooo:rsid="0007e8f9" style:font-weight-asian="bold" style:font-weight-complex="bold"/>
    </style:style>
    <style:style style:name="T26" style:family="text">
      <style:text-properties officeooo:rsid="001eb4a0"/>
    </style:style>
    <style:style style:name="T27" style:family="text">
      <style:text-properties fo:font-weight="normal" officeooo:rsid="0007e8f9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hamed Murtadi</text:p>
      <text:p text:style-name="P26">Assignment 8</text:p>
      <text:p text:style-name="P26">60-100</text:p>
      <text:p text:style-name="P26"/>
      <text:p text:style-name="P23">1. <text:span text:style-name="T4">Swap Method using temporary variable as placeholder in order to not lose value being swapped</text:span></text:p>
      <text:p text:style-name="P23">int <text:span text:style-name="T15">tmp</text:span> = A</text:p>
      <text:p text:style-name="P2">x=y;</text:p>
      <text:p text:style-name="P2">y=z;</text:p>
      <text:p text:style-name="P2">z = <text:span text:style-name="T15">tmp</text:span>;</text:p>
      <text:p text:style-name="P2"/>
      <text:p text:style-name="P40">return x,y,z “y,z,x”</text:p>
      <text:p text:style-name="P2"/>
      <text:p text:style-name="P12">2) [10 marks] List all the steps used to search for 9 in the sequence 1, 3, 4, 5, 6, 8, 9, 11 using</text:p>
      <text:p text:style-name="P15"/>
      <text:p text:style-name="P16">LINEAR</text:p>
      <text:p text:style-name="P20"><text:span text:style-name="T2">List:</text:span> 1, 3, 4, 5, 6, 8, 9, 11</text:p>
      <text:p text:style-name="P1"><text:span text:style-name="T3">length</text:span> = 8. </text:p>
      <text:p text:style-name="P14">i=1 , position 1 in list</text:p>
      <text:p text:style-name="P14">check each digit in order <text:span text:style-name="T16">from “left to right” </text:span>until “9” is found then return postition</text:p>
      <text:p text:style-name="P1">i = 1, <text:tab/>1 != 9 </text:p>
      <text:p text:style-name="P1">i = 2, <text:tab/>3 != 9</text:p>
      <text:p text:style-name="P1">i = 3, <text:tab/>4 != 9 </text:p>
      <text:p text:style-name="P1">i = 4, <text:tab/>5 != 9 </text:p>
      <text:p text:style-name="P1">i = 5, <text:tab/>6 != 9 </text:p>
      <text:p text:style-name="P1">i = 6, <text:tab/>8 != 9 </text:p>
      <text:p text:style-name="P1">i = 7, <text:tab/><text:span text:style-name="T1">9 </text:span>= 9 </text:p>
      <text:p text:style-name="P1">9 was found at i = 7</text:p>
      <text:p text:style-name="P1"/>
      <text:p text:style-name="P13">Binary</text:p>
      <text:p text:style-name="P2"/>
      <text:p text:style-name="P3"><text:span text:style-name="T2">List:</text:span> 1, 3, 4, 5, 6, 8, 9, 11 </text:p>
      <text:p text:style-name="P4"><text:span text:style-name="T4">i=1, (position 1 in List)</text:span></text:p>
      <text:p text:style-name="P4"><text:span text:style-name="T2">length</text:span> = 8, halfway = position 4</text:p>
      <text:p text:style-name="P3"/>
      <text:p text:style-name="P24">go to middle point, position 4</text:p>
      <text:p text:style-name="P3">Since 5 &lt; 9, <text:span text:style-name="T12">look at the </text:span>second half <text:s/><text:span text:style-name="T12">of the list, postions 5,6,7,8 (</text:span>6, 8, 9, 11<text:span text:style-name="T12">)</text:span> </text:p>
      <text:p text:style-name="P3"/>
      <text:p text:style-name="P25">go to half way point , postition 6</text:p>
      <text:p text:style-name="P5">Since 8 &lt; 9, <text:span text:style-name="T12">look at the</text:span> second half <text:span text:style-name="T12">of the list positions 7, 8 (</text:span>9, <text:span text:style-name="T12">11)</text:span>) </text:p>
      <text:p text:style-name="P5"/>
      <text:p text:style-name="P5">Since <text:span text:style-name="T13">position 7: </text:span>9 is not less than 9 the algorithm exits the while loop because i is not less than the value we were looking for and exits the search</text:p>
      <text:p text:style-name="P5"/>
      <text:p text:style-name="P5">Since 9 = 9, the algorithms returns i, which is 7.</text:p>
      <text:p text:style-name="P3"/>
      <text:p text:style-name="P11">3) [12 marks] Describe an algorithm that takes as input a list of n integers and produces as output the largest difference obtained by subtracting an integer in the list from the one following it. Example: input: L = [1, 4, 2, 20, 24] output = 18 (20 – 2)</text:p>
      <text:p text:style-name="P6"/>
      <text:p text:style-name="P27"><text:soft-page-break/>list(x1,x2,...x<text:span text:style-name="T26">N)</text:span></text:p>
      <text:p text:style-name="P41">Assign <text:span text:style-name="T26">1</text:span><text:span text:style-name="T20">st</text:span><text:span text:style-name="T26"> and 2</text:span><text:span text:style-name="T20">nd</text:span><text:span text:style-name="T26"> position calculation as maxVar</text:span></text:p>
      <text:p text:style-name="P6"><text:span text:style-name="T14"><text:tab/>maxVar</text:span> = <text:span text:style-name="T14">x</text:span>2 - <text:span text:style-name="T14">x</text:span>1 </text:p>
      <text:p text:style-name="P42">loop starting at position 2 and going until position N – 1 due to n will not have a value to calculate with in this <text:s/><text:span text:style-name="T27">algorithm</text:span></text:p>
      <text:p text:style-name="P6"><text:tab/>for i = 2, ..., <text:span text:style-name="T26">(</text:span>n − 1<text:span text:style-name="T26">) </text:span></text:p>
      <text:p text:style-name="P42">if next difference between next to positions is larger than maxVar, that value becomes the new maxVar</text:p>
      <text:p text:style-name="P6"><text:tab/>if (<text:span text:style-name="T14">x</text:span>i+1 − <text:span text:style-name="T14">x</text:span>i &gt; <text:s/><text:span text:style-name="T14">maxVar</text:span>) </text:p>
      <text:p text:style-name="P6"><text:span text:style-name="T14"><text:tab/>maxVar</text:span> = <text:span text:style-name="T14">x</text:span>i+1 − <text:span text:style-name="T14">x</text:span>i </text:p>
      <text:p text:style-name="P43"/>
      <text:p text:style-name="P6"><text:tab/>return <text:span text:style-name="T14">maxVar</text:span></text:p>
      <text:p text:style-name="P6"/>
      <text:p text:style-name="P11">4) [10 marks] Apply greedy algorithm to make change using quarters (25 cents), dimes (10 cents), nickels (5 cents), and pennies (1 cent) for: a) 24 cents b) 261 cents</text:p>
      <text:p text:style-name="P18">A) value = 24</text:p>
      <text:p text:style-name="P7">c<text:span text:style-name="T4">oin</text:span>1 = 25, </text:p>
      <text:p text:style-name="P6">c<text:span text:style-name="T4">oin</text:span>2 = 10, </text:p>
      <text:p text:style-name="P6">c<text:span text:style-name="T4">oin</text:span>3 = 5, </text:p>
      <text:p text:style-name="P6">c<text:span text:style-name="T4">oin</text:span>4 = 1. </text:p>
      <text:p text:style-name="P6"/>
      <text:p text:style-name="P6"><text:span text:style-name="T6">valueLeft</text:span> = <text:span text:style-name="T4">24</text:span> </text:p>
      <text:p text:style-name="P6">C<text:span text:style-name="T4">hange</text:span> = <text:span text:style-name="T9">Null</text:span>, </text:p>
      <text:p text:style-name="P8">i = 2, C = {10}, <text:span text:style-name="T6">valueLeft</text:span> = <text:span text:style-name="T6">14</text:span></text:p>
      <text:p text:style-name="P8">i = 2, C = {10, <text:span text:style-name="T6">10</text:span>}, <text:span text:style-name="T6">valueLeft</text:span> = <text:span text:style-name="T6">4</text:span></text:p>
      <text:p text:style-name="P8">i = 4, C = {10, <text:span text:style-name="T6">10</text:span>, 1}, <text:span text:style-name="T6">valueLeft</text:span> = 3</text:p>
      <text:p text:style-name="P8">i = 4, C = {10, <text:span text:style-name="T6">10</text:span>, 1, 1}, <text:span text:style-name="T6">valueLeft</text:span> = 2 </text:p>
      <text:p text:style-name="P8">i = 4, C = {10, <text:span text:style-name="T6">10</text:span>, 1, 1, 1}, <text:span text:style-name="T6">valueLeft</text:span> = 1</text:p>
      <text:p text:style-name="P8">i = 4, C = {10, <text:span text:style-name="T6">10</text:span>, 1, 1, 1, 1}, <text:span text:style-name="T6">valueLeft</text:span> = 0</text:p>
      <text:p text:style-name="P6"/>
      <text:p text:style-name="P17">b) <text:span text:style-name="T4">Value = </text:span>261</text:p>
      <text:p text:style-name="P7">c<text:span text:style-name="T4">oin</text:span>1 = 25, </text:p>
      <text:p text:style-name="P7">c<text:span text:style-name="T4">oin</text:span>2 = 10, </text:p>
      <text:p text:style-name="P7">c<text:span text:style-name="T4">oin</text:span>3 = 5, </text:p>
      <text:p text:style-name="P7">c<text:span text:style-name="T4">oin</text:span>4 = 1. </text:p>
      <text:p text:style-name="P7"/>
      <text:p text:style-name="P7"><text:span text:style-name="T9">valueLeft</text:span> = <text:span text:style-name="T5">261</text:span> </text:p>
      <text:p text:style-name="P10">C<text:span text:style-name="T4">hange</text:span> = <text:span text:style-name="T9">Null</text:span> </text:p>
      <text:p text:style-name="P7"/>
      <text:p text:style-name="P8">i = c<text:span text:style-name="T4">oin</text:span>1, C = {25}, <text:span text:style-name="T6">valueLeft</text:span> = <text:span text:style-name="T6">231</text:span></text:p>
      <text:p text:style-name="P8">i = c<text:span text:style-name="T4">oin</text:span>1, C = {25, 25}, <text:span text:style-name="T6">valueLeft</text:span> = <text:span text:style-name="T6">211</text:span></text:p>
      <text:p text:style-name="P8">i = c<text:span text:style-name="T4">oin</text:span>1, C = {25, 25, <text:span text:style-name="T6">25</text:span>}, <text:span text:style-name="T6">valueLeft</text:span> = <text:span text:style-name="T6">186</text:span></text:p>
      <text:p text:style-name="P8">i = c<text:span text:style-name="T4">oin</text:span>1, C = {25, 25, <text:span text:style-name="T6">25</text:span>, <text:span text:style-name="T6">25</text:span>}, <text:span text:style-name="T6">valueLeft</text:span> = <text:span text:style-name="T6">161</text:span></text:p>
      <text:p text:style-name="P8">i = c<text:span text:style-name="T4">oin</text:span>1, C = {25, <text:span text:style-name="T6">25</text:span>, <text:span text:style-name="T6">25</text:span>, <text:span text:style-name="T6">25</text:span>, <text:span text:style-name="T6">25</text:span>}, <text:span text:style-name="T6">valueLeft</text:span> = <text:span text:style-name="T6">136</text:span></text:p>
      <text:p text:style-name="P8">i = c<text:span text:style-name="T4">oin</text:span>1, C = {25, 25, <text:span text:style-name="T6">25</text:span>, <text:span text:style-name="T6">25</text:span>, <text:span text:style-name="T6">25</text:span>, <text:span text:style-name="T6">25</text:span>}, <text:span text:style-name="T6">valueLeft</text:span> = 1<text:span text:style-name="T6">11</text:span></text:p>
      <text:p text:style-name="P8">i = c<text:span text:style-name="T4">oin</text:span>1, C = {25, 25, <text:span text:style-name="T6">25</text:span>, <text:span text:style-name="T6">25</text:span>, <text:span text:style-name="T6">25</text:span>, <text:span text:style-name="T6">25</text:span>, <text:span text:style-name="T6">25</text:span>}, <text:span text:style-name="T6">valueLeft</text:span> = <text:span text:style-name="T6">86</text:span></text:p>
      <text:p text:style-name="P8">i = c<text:span text:style-name="T4">oin</text:span>1, C = {25, 25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}, <text:span text:style-name="T6">valueLeft</text:span> = <text:span text:style-name="T6">61</text:span></text:p>
      <text:p text:style-name="P8">i = c<text:span text:style-name="T4">oin</text:span>1, C = {25, 25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}, <text:span text:style-name="T6">valueLeft</text:span> = <text:span text:style-name="T6">36</text:span></text:p>
      <text:p text:style-name="P8">i = c<text:span text:style-name="T4">oin</text:span>1, C = {25, 25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}</text:span> <text:span text:style-name="T6">valueLeft</text:span> = <text:span text:style-name="T6">11</text:span></text:p>
      <text:p text:style-name="P8">i = c<text:span text:style-name="T4">oin2</text:span>, C = {25, 25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, 10</text:span>}, <text:span text:style-name="T6">valueLeft</text:span> = <text:span text:style-name="T6">1</text:span></text:p>
      <text:p text:style-name="P9"><text:soft-page-break/>i = <text:span text:style-name="T6">coin4</text:span>, C = {25, 25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</text:span>, <text:span text:style-name="T6">25, 10, 1</text:span>}, <text:span text:style-name="T6">valueLeft</text:span> = <text:span text:style-name="T7">0</text:span></text:p>
      <text:p text:style-name="P6"/>
      <text:p text:style-name="P11">5) [10 marks] Apply greedy algorithm to make change using quarters (25 cents), dimes (10 cents), and pennies (1 cent) for: a) 32 cents b) 148 cents</text:p>
      <text:p text:style-name="P17">A) <text:span text:style-name="T4">value = </text:span>32</text:p>
      <text:p text:style-name="P6">c<text:span text:style-name="T4">oin</text:span>1 = 25, </text:p>
      <text:p text:style-name="P6">c<text:span text:style-name="T4">oin</text:span>2 = 10, </text:p>
      <text:p text:style-name="P6">c<text:span text:style-name="T4">oin</text:span>3 = 1. </text:p>
      <text:p text:style-name="P6"><text:span text:style-name="T4">value</text:span> = <text:span text:style-name="T5">32</text:span> </text:p>
      <text:p text:style-name="P10"><text:span text:style-name="T4">change</text:span> = <text:s/><text:span text:style-name="T9">Null</text:span></text:p>
      <text:p text:style-name="P9"/>
      <text:p text:style-name="P9">i = <text:span text:style-name="T7">coin</text:span>1, C = {25}, n = <text:span text:style-name="T7">7</text:span></text:p>
      <text:p text:style-name="P9">i = <text:span text:style-name="T7">coin</text:span>3, C = {25, 1, 1, 1}, n = 6</text:p>
      <text:p text:style-name="P9">i = <text:span text:style-name="T7">coin</text:span>3, C = {25, 1, 1, 1, 1}, n = 5</text:p>
      <text:p text:style-name="P9">i = <text:span text:style-name="T7">coin</text:span>3, C = {25, 1, 1, 1, 1, 1}, n = 4</text:p>
      <text:p text:style-name="P9">i = <text:span text:style-name="T7">coin</text:span>3, C = {25, 1, 1, 1, 1, 1, 1}, n = 3</text:p>
      <text:p text:style-name="P9">i = <text:span text:style-name="T7">coin</text:span>3, C = {25, 1, 1, 1, 1, 1, 1, 1}, n = 2 </text:p>
      <text:p text:style-name="P9">i = <text:span text:style-name="T7">coin</text:span>3, C = {25, 1, 1, 1, 1, 1, 1, 1, 1}, n = 1</text:p>
      <text:p text:style-name="P9">i = <text:span text:style-name="T7">coin</text:span>3, C = {25, 1, 1, 1, 1, 1, 1, 1, 1, 1}, n = 0</text:p>
      <text:p text:style-name="P6"/>
      <text:p text:style-name="P17">B) <text:span text:style-name="T4">value = </text:span>148</text:p>
      <text:p text:style-name="P7">c<text:span text:style-name="T4">oin</text:span>1 = 25, </text:p>
      <text:p text:style-name="P7">c<text:span text:style-name="T4">oin</text:span>2 = 10, </text:p>
      <text:p text:style-name="P7">c<text:span text:style-name="T4">oin</text:span>3 = 1. </text:p>
      <text:p text:style-name="P7"><text:span text:style-name="T4">value</text:span> = <text:span text:style-name="T5">148</text:span> </text:p>
      <text:p text:style-name="P7"><text:span text:style-name="T4">change</text:span> = <text:span text:style-name="T9">Null</text:span></text:p>
      <text:p text:style-name="P10">i = c<text:span text:style-name="T4">oin</text:span>1,C = {25}, n = <text:span text:style-name="T8">123</text:span></text:p>
      <text:p text:style-name="P10">i = c<text:span text:style-name="T4">oin</text:span>1, C = {25, 25}, n = <text:span text:style-name="T8">98</text:span></text:p>
      <text:p text:style-name="P10">i = c<text:span text:style-name="T4">oin</text:span>1, C = {25, 25, <text:span text:style-name="T8">25</text:span>}, n = <text:span text:style-name="T8">73</text:span></text:p>
      <text:p text:style-name="P10">i = c<text:span text:style-name="T4">oin</text:span>1, C = {25, 25, <text:span text:style-name="T8">25</text:span>, <text:span text:style-name="T8">25</text:span>}, n = <text:span text:style-name="T8">48</text:span></text:p>
      <text:p text:style-name="P10">i = c<text:span text:style-name="T4">oin</text:span>1<text:span text:style-name="T9">b</text:span>, C = {25, 25, <text:span text:style-name="T8">25</text:span>, <text:span text:style-name="T8">25</text:span>, <text:span text:style-name="T8">25</text:span>}, n = <text:span text:style-name="T8">23</text:span></text:p>
      <text:p text:style-name="P10">i = c<text:span text:style-name="T4">oin</text:span>2, C = {25, 25, 10, <text:span text:style-name="T9">25</text:span>, <text:span text:style-name="T9">25</text:span>, <text:span text:style-name="T9">10</text:span>}, n = <text:span text:style-name="T9">13</text:span></text:p>
      <text:p text:style-name="P10">i = c<text:span text:style-name="T4">oin</text:span>2, C = {25, 25, 10, <text:span text:style-name="T9">25</text:span>, <text:span text:style-name="T9">25</text:span>, <text:span text:style-name="T9">10, 10</text:span>}, n = <text:span text:style-name="T9">3</text:span></text:p>
      <text:p text:style-name="P10">i = c<text:span text:style-name="T4">oin</text:span>3, C = {25, 25, 10, <text:span text:style-name="T9">25</text:span>, <text:span text:style-name="T9">25</text:span>, <text:span text:style-name="T9">10, 10, 1</text:span>}, n = <text:span text:style-name="T9">2</text:span></text:p>
      <text:p text:style-name="P10">i = c<text:span text:style-name="T4">oin</text:span>3, C = {25, 25, 10, <text:span text:style-name="T9">25</text:span>, <text:span text:style-name="T9">25</text:span>, <text:span text:style-name="T9">10, 10, 1, 1</text:span>}, n = <text:span text:style-name="T9">1</text:span></text:p>
      <text:p text:style-name="P10">i = c<text:span text:style-name="T4">oin</text:span>3, C = {25, 25, 10, <text:span text:style-name="T9">25</text:span>, <text:span text:style-name="T9">25</text:span>, <text:span text:style-name="T9">10, 10, 1, 1, 1</text:span>}, n = <text:span text:style-name="T9">0</text:span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9">Bonus:</text:p>
      <text:p text:style-name="P21">) Bonus Question [25 marks] A checkerboard has a certain number of coins on it. A robot starts in the upper-left corner, and walks to the bottom left-hand corner. The robot can only move in two directions: right and down. The robot collects coins as it goes. You want to collect all the coins using the minimum number of robots. Do you see a greedy algorithm for doing this? Does the algorithm guarantee an optimal solution? Can you prove it or find a counterexample?</text:p>
      <text:p text:style-name="P21"/>
      <text:p text:style-name="P30">---------------------------------------------------------------------------------------------</text:p>
      <text:p text:style-name="P21"/>
      <text:p text:style-name="P21">Int <text:span text:style-name="T11">current</text:span>Location [0,0] , <text:span text:style-name="T10">optimalLocation,</text:span></text:p>
      <text:p text:style-name="P22">possibleCoordinates [....]</text:p>
      <text:p text:style-name="P31">coins = X</text:p>
      <text:p text:style-name="P31">botCount = 0</text:p>
      <text:p text:style-name="P31">while coins &gt; 0</text:p>
      <text:p text:style-name="P31"><text:tab/>botCount + 1</text:p>
      <text:p text:style-name="P22"><text:tab/>while possibleCoordinates &gt; 0</text:p>
      <text:p text:style-name="P22"><text:tab/><text:tab/>optLocation = <text:span text:style-name="T17">min(sum(possibleCoordinates (ex “3, 4” = 7))</text:span></text:p>
      <text:p text:style-name="P28"><text:tab/><text:tab/>c<text:span text:style-name="T17">urrent</text:span>Location = optimalLocation</text:p>
      <text:p text:style-name="P22"><text:tab/><text:tab/><text:span text:style-name="T17">coins -</text:span> 1</text:p>
      <text:p text:style-name="P22"><text:span text:style-name="T11"><text:tab/><text:tab/>refind </text:span>possibleCoordinates</text:p>
      <text:p text:style-name="P22">return value</text:p>
      <text:p text:style-name="P22">---------------------------------------------------------------------------------------------</text:p>
      <text:p text:style-name="P33"/>
      <text:p text:style-name="P33">This is not an optimal solution <text:span text:style-name="T22">see grid below</text:span>:</text:p>
      <text:p text:style-name="P33"><draw:frame draw:style-name="fr1" draw:name="Object2" text:anchor-type="paragraph" svg:x="0.123cm" svg:y="0cm" svg:width="6.338cm" svg:height="4.969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3"/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/></text:p>
      <text:p text:style-name="P33"><text:span text:style-name="T24">M</text:span><text:span text:style-name="T23">y algorithym will need 3 robots</text:span></text:p>
      <text:p text:style-name="P33">robot 1: </text:p>
      <text:p text:style-name="P33"><text:tab/>3<text:span text:style-name="T18">rd</text:span> coloumn, <text:span text:style-name="T22">5</text:span><text:span text:style-name="T19">th</text:span><text:span text:style-name="T22"> </text:span><text:s/>row</text:p>
      <text:p text:style-name="P33"><text:tab/>then 3<text:span text:style-name="T18">rd</text:span> column 10<text:span text:style-name="T18">th</text:span> row all the way to the right</text:p>
      <text:p text:style-name="P33">robot 2:</text:p>
      <text:p text:style-name="P33"><text:tab/>1<text:span text:style-name="T18">st</text:span> column 10<text:span text:style-name="T18">th</text:span> row</text:p>
      <text:p text:style-name="P33"><text:tab/>take all the way right</text:p>
      <text:p text:style-name="P33">robot 3:</text:p>
      <text:p text:style-name="P33"><text:tab/>10<text:span text:style-name="T18">th</text:span> coloumn,<text:tab/>5<text:span text:style-name="T18">th</text:span> row</text:p>
      <text:p text:style-name="P33"/>
      <text:p text:style-name="P36"><text:soft-page-break/>Optimal (2 robots can get all the coins)</text:p>
      <text:p text:style-name="P35">robot 1:</text:p>
      <text:p text:style-name="P35"><text:tab/>3<text:span text:style-name="T18">rd</text:span> coloumn, 5<text:span text:style-name="T18">th</text:span> row</text:p>
      <text:p text:style-name="P35"><text:tab/>take all the way right</text:p>
      <text:p text:style-name="P35">robot 2:</text:p>
      <text:p text:style-name="P35"><text:tab/>1<text:span text:style-name="T18">st</text:span> column 10<text:span text:style-name="T18">th</text:span> row</text:p>
      <text:p text:style-name="P35"><text:tab/>take all the way right.</text:p>
      <text:p text:style-name="P35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22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34:17.993321959</meta:creation-date>
    <dc:date>2016-11-10T17:12:07.434251381</dc:date>
    <meta:editing-duration>PT1H12M1S</meta:editing-duration>
    <meta:editing-cycles>18</meta:editing-cycles>
    <meta:generator>LibreOffice/5.1.4.2$Linux_X86_64 LibreOffice_project/10m0$Build-2</meta:generator>
    <meta:document-statistic meta:table-count="0" meta:image-count="0" meta:object-count="1" meta:page-count="5" meta:paragraph-count="141" meta:word-count="1218" meta:character-count="5394" meta:non-whitespace-character-count="4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5.17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00-00-00</text:date>, <text:time style:data-style-name="N2" text:time-value="16:57:06.931352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